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Open Sans SemiBold" officeooo:rsid="00037ec7" officeooo:paragraph-rsid="00037ec7"/>
    </style:style>
    <style:style style:name="P2" style:family="paragraph" style:parent-style-name="Header">
      <style:text-properties officeooo:rsid="00037ec7" officeooo:paragraph-rsid="00037ec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xecto1" text:anchor-type="paragraph" svg:width="24.479cm" svg:height="11.74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7ec7" officeooo:paragraph-rsid="00037ec7"/>
    </style:style>
    <style:style style:name="MP2" style:family="paragraph" style:parent-style-name="Footer">
      <style:paragraph-properties fo:text-align="end" style:justify-single-word="false"/>
      <style:text-properties style:font-name="Open Sans SemiBold" officeooo:rsid="00037ec7" officeooo:paragraph-rsid="00037ec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.O.M. <text:tab/><text:tab/>ShieldClon 0.00</text:p>
      </style:header>
      <style:footer>
        <text:p text:style-name="MP2">XDeSIG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0T10:54:39.944000000</meta:creation-date>
    <dc:date>2020-05-30T10:57:59.062000000</dc:date>
    <meta:editing-duration>PT3M19S</meta:editing-duration>
    <meta:editing-cycles>1</meta:editing-cycles>
    <meta:generator>LibreOffice/6.3.1.2$Windows_X86_64 LibreOffice_project/b79626edf0065ac373bd1df5c28bd630b4424273</meta:generator>
    <meta:document-statistic meta:table-count="0" meta:image-count="0" meta:object-count="1" meta:page-count="1" meta:paragraph-count="2" meta:word-count="4" meta:character-count="30" meta:non-whitespace-character-count="2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09">
      <style:table-cell-properties fo:border="0.06pt solid #000000"/>
    </style:style>
    <style:style style:name="ce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ClonShield_001_BOM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2" table:default-cell-style-name="ce20"/>
        <table:table-row table:style-name="ro1"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Device</text:p>
          </table:table-cell>
          <table:table-cell table:style-name="ce15" office:value-type="string" calcext:value-type="string">
            <text:p>Package</text:p>
          </table:table-cell>
          <table:table-cell table:style-name="ce15" office:value-type="string" calcext:value-type="string">
            <text:p>Parts</text:p>
          </table:table-cell>
          <table:table-cell table:style-name="ce15" office:value-type="string" calcext:value-type="string">
            <text:p>AliExpress</text:p>
          </table:table-cell>
          <table:table-cell table:style-name="ce19" office:value-type="string" calcext:value-type="string">
            <text:p>#,## 06/20</text:p>
          </table:table-cell>
          <table:table-cell table:style-name="ce19"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<text:a xlink:href="https://bit.ly/2RtmLLr" xlink:type="simple">https://bit.ly/2RtmLLr</text:a>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A2]*[.G2]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table:number-columns-repeated="2" office:value-type="string" calcext:value-type="string">
            <text:p>SK-12D0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a xlink:href="https://bit.ly/2RZliS8" xlink:type="simple">https://bit.ly/2RZliS8</text:a>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A3]*[.G3]" office:value-type="currency" office:currency="EUR" office:value="0.65" calcext:value-type="currency">
            <text:p>0,65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/>
          <table:table-cell office:value-type="string" calcext:value-type="string">
            <text:p>M 6*1*2.54mm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SV5, SV6, SV7</text:p>
          </table:table-cell>
          <table:table-cell office:value-type="string" calcext:value-type="string">
            <text:p><text:a xlink:href="https://bit.ly/2BbbxpC" xlink:type="simple">https://bit.ly/2BbbxpC</text:a>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4]*[.G4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/>
          <table:table-cell office:value-type="string" calcext:value-type="string">
            <text:p>M 7*1*2.54mm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SV2, SV3, SV4</text:p>
          </table:table-cell>
          <table:table-cell office:value-type="string" calcext:value-type="string">
            <text:p><text:a xlink:href="https://bit.ly/2BbbxpC" xlink:type="simple">https://bit.ly/2BbbxpC</text:a>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]*[.G5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JP1E</text:p>
          </table:table-cell>
          <table:table-cell table:number-columns-repeated="2" office:value-type="string" calcext:value-type="string">
            <text:p>JP1</text:p>
          </table:table-cell>
          <table:table-cell office:value-type="string" calcext:value-type="string">
            <text:p><text:a xlink:href="https://bit.ly/2XMPWOZ" xlink:type="simple">https://bit.ly/2XMPWOZ</text:a>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6]*[.G6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JUMPER_JP1E</text:p>
          </table:table-cell>
          <table:table-cell office:value-type="string" calcext:value-type="string">
            <text:p>JUMPER_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<text:a xlink:href="https://bit.ly/2DOBYmK" xlink:type="simple">https://bit.ly/2DOBYmK</text:a>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7]*[.G7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<text:a xlink:href="https://bit.ly/2Gg6yay" xlink:type="simple">https://bit.ly/2Gg6yay</text:a>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A8]*[.G8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1,, C4</text:p>
          </table:table-cell>
          <table:table-cell office:value-type="string" calcext:value-type="string">
            <text:p><text:a xlink:href="https://bit.ly/2SiW54v" xlink:type="simple">https://bit.ly/2SiW54v</text:a>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9]*[.G9]" office:value-type="currency" office:currency="EUR" office:value="0.28" calcext:value-type="currency">
            <text:p>0,2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7</text:p>
          </table:table-cell>
          <table:table-cell office:value-type="string" calcext:value-type="string">
            <text:p><text:a xlink:href="https://bit.ly/2sZENuU" xlink:type="simple">https://bit.ly/2sZENuU</text:a>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10]*[.G10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bit.ly/2WzRyde" xlink:type="simple">https://bit.ly/2WzRyde</text:a>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11]*[.G11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a xlink:href="https://bit.ly/2MHYikZ" xlink:type="simple">https://bit.ly/2MHYikZ</text:a>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12]*[.G12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<text:a xlink:href="https://bit.ly/2Gg7w6G" xlink:type="simple">https://bit.ly/2Gg7w6G</text:a>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13]*[.G13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, R6</text:p>
          </table:table-cell>
          <table:table-cell office:value-type="string" calcext:value-type="string">
            <text:p><text:a xlink:href="https://bit.ly/2Gg7w6G" xlink:type="simple">https://bit.ly/2Gg7w6G</text:a>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14]*[.G14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2222</text:p>
          </table:table-cell>
          <table:table-cell office:value-type="string" calcext:value-type="string">
            <text:p>TO92-EBC-OVAL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<text:a xlink:href="https://bit.ly/2WzCyft" xlink:type="simple">https://bit.ly/2WzCyft</text:a></text:p>
          </table:table-cell>
          <table:table-cell office:value-type="currency" office:currency="EUR" office:value="0.016" calcext:value-type="currency">
            <text:p>0,02 €</text:p>
          </table:table-cell>
          <table:table-cell table:formula="of:=[.A15]*[.G15]" office:value-type="currency" office:currency="EUR" office:value="0.032" calcext:value-type="currency">
            <text:p>0,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/16V</text:p>
          </table:table-cell>
          <table:table-cell office:value-type="string" calcext:value-type="string">
            <text:p>CPOL-EUE2.5-7</text:p>
          </table:table-cell>
          <table:table-cell office:value-type="string" calcext:value-type="string">
            <text:p>E2,5-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a xlink:href="https://bit.ly/2DPAJUx" xlink:type="simple">https://bit.ly/2DPAJUx</text:a>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[.A16]*[.G16]" office:value-type="currency" office:currency="EUR" office:value="0.17" calcext:value-type="currency">
            <text:p>0,1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K550/2</text:p>
          </table:table-cell>
          <table:table-cell office:value-type="string" calcext:value-type="string">
            <text:p>AK550/2 3,5mm</text:p>
          </table:table-cell>
          <table:table-cell office:value-type="string" calcext:value-type="string">
            <text:p>X1, X2, X3</text:p>
          </table:table-cell>
          <table:table-cell office:value-type="string" calcext:value-type="string">
            <text:p><text:a xlink:href="https://bit.ly/2ZPmDO9" xlink:type="simple">https://bit.ly/2ZPmDO9</text:a>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A17]*[.G17]" office:value-type="currency" office:currency="EUR" office:value="0.45" calcext:value-type="currency">
            <text:p>0,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D05CVS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<text:a xlink:href="https://bit.ly/2SkiY7H" xlink:type="simple">https://bit.ly/2SkiY7H</text:a></text:p>
          </table:table-cell>
          <table:table-cell office:value-type="currency" office:currency="EUR" office:value="2.9" calcext:value-type="currency">
            <text:p>2,90 €</text:p>
          </table:table-cell>
          <table:table-cell table:formula="of:=[.A18]*[.G18]" office:value-type="currency" office:currency="EUR" office:value="2.9" calcext:value-type="currency">
            <text:p>2,9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F/CM12Pasive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<text:a xlink:href="https://bit.ly/2MT4yGp" xlink:type="simple">https://bit.ly/2MT4yGp</text:a>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A19]*[.G19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T-PH-2</text:p>
          </table:table-cell>
          <table:table-cell office:value-type="string" calcext:value-type="string">
            <text:p>JST_2PIN-THM-RA</text:p>
          </table:table-cell>
          <table:table-cell office:value-type="string" calcext:value-type="string">
            <text:p>JST-PH-2-THM-RA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<text:a xlink:href="https://bit.ly/2ZPocM4" xlink:type="simple">https://bit.ly/2ZPocM4</text:a>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A20]*[.G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olyfuse 0.65A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<text:a xlink:href="https://bit.ly/2S5FrGx" xlink:type="simple">https://bit.ly/2S5FrGx</text:a>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A21]*[.G21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B6612FNG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<text:a xlink:href="https://bit.ly/2TPt5AP" xlink:type="simple">https://bit.ly/2TPt5AP</text:a></text:p>
          </table:table-cell>
          <table:table-cell office:value-type="currency" office:currency="EUR" office:value="1.3" calcext:value-type="currency">
            <text:p>1,30 €</text:p>
          </table:table-cell>
          <table:table-cell table:formula="of:=[.A22]*[.G22]" office:value-type="currency" office:currency="EUR" office:value="1.3" calcext:value-type="currency">
            <text:p>1,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SB_PCB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<text:a xlink:href="https://bit.ly/2QKgyu5" xlink:type="simple">https://bit.ly/2QKgyu5</text:a></text:p>
          </table:table-cell>
          <table:table-cell office:value-type="currency" office:currency="EUR" office:value="0.265" calcext:value-type="currency">
            <text:p>0,27 €</text:p>
          </table:table-cell>
          <table:table-cell table:formula="of:=[.A23]*[.G23]" office:value-type="currency" office:currency="EUR" office:value="0.265" calcext:value-type="currency">
            <text:p>0,2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WS2812BTHT</text:p>
          </table:table-cell>
          <table:table-cell office:value-type="string" calcext:value-type="string">
            <text:p>NEOPIXEL5MM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<text:a xlink:href="https://bit.ly/2Trp9UP" xlink:type="simple">https://bit.ly/2Trp9UP</text:a></text:p>
          </table:table-cell>
          <table:table-cell office:value-type="currency" office:currency="EUR" office:value="0.34" calcext:value-type="currency">
            <text:p>0,34 €</text:p>
          </table:table-cell>
          <table:table-cell table:formula="of:=[.A24]*[.G24]" office:value-type="currency" office:currency="EUR" office:value="0.68" calcext:value-type="currency">
            <text:p>0,68 €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CB</text:p>
          </table:table-cell>
          <table:table-cell table:style-name="ce17" table:number-columns-repeated="3"/>
          <table:table-cell table:style-name="ce17" office:value-type="string" calcext:value-type="string">
            <text:p><text:a xlink:href="https://bit.ly/2zAdaQk" xlink:type="simple">https://bit.ly/2zAdaQk</text:a>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A25]*[.G25]" office:value-type="currency" office:currency="EUR" office:value="1.2" calcext:value-type="currency">
            <text:p>1,20 €</text:p>
          </table:table-cell>
        </table:table-row>
        <table:table-row table:style-name="ro1">
          <table:table-cell table:style-name="Default" table:number-columns-repeated="5"/>
          <table:table-cell table:style-name="ce17" office:value-type="string" calcext:value-type="string">
            <text:p>Total</text:p>
          </table:table-cell>
          <table:table-cell table:style-name="ce21" office:value-type="currency" office:currency="EUR" office:value="8.57" calcext:value-type="currency" table:number-columns-spanned="2" table:number-rows-spanned="1">
            <text:p>8,57 €</text:p>
          </table:table-cell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0:55:23.424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